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7740" officeooo:paragraph-rsid="00147740"/>
    </style:style>
    <style:style style:name="P2" style:family="paragraph" style:parent-style-name="Standard">
      <style:text-properties officeooo:rsid="00147740" officeooo:paragraph-rsid="00191c8e"/>
    </style:style>
    <style:style style:name="P3" style:family="paragraph" style:parent-style-name="Standard">
      <style:text-properties officeooo:rsid="0015f739" officeooo:paragraph-rsid="00147740"/>
    </style:style>
    <style:style style:name="P4" style:family="paragraph" style:parent-style-name="Standard">
      <style:text-properties officeooo:rsid="0015f739" officeooo:paragraph-rsid="0015f739"/>
    </style:style>
    <style:style style:name="P5" style:family="paragraph" style:parent-style-name="Standard">
      <style:text-properties officeooo:rsid="00191c8e" officeooo:paragraph-rsid="00191c8e"/>
    </style:style>
    <style:style style:name="T1" style:family="text">
      <style:text-properties officeooo:rsid="0015f739"/>
    </style:style>
    <style:style style:name="T2" style:family="text">
      <style:text-properties officeooo:rsid="00176beb"/>
    </style:style>
    <style:style style:name="T3" style:family="text">
      <style:text-properties officeooo:rsid="00191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workflow de trabajo de datos reales de red de agua potable es el siguiente:</text:p>
      <text:p text:style-name="P1"/>
      <text:p text:style-name="P1">Se consultan y estan disponibles todos los datos de campo del escada (caudal &amp; presiones) de los DM<text:span text:style-name="T1">C </text:span>usando rtc_scada_value</text:p>
      <text:p text:style-name="P1"/>
      <text:p text:style-name="P1">Se consulta<text:span text:style-name="T2">n</text:span> y estan disponibles la información del banco de dados comercial de consumos mensuales de hidrometros usando rtc_hydrometer_value</text:p>
      <text:p text:style-name="P1"/>
      <text:p text:style-name="P1">Mediante las tablas de correlación definidas se correlacionan los elementos del GIS a los elementos comentados. Las correlaciones son:</text:p>
      <text:p text:style-name="P1"/>
      <text:p text:style-name="P1"><text:span text:style-name="T1">cat_hydrometer -&gt; </text:span>hydrometer <text:s/>-&gt; <text:s text:c="2"/>connec <text:s text:c="2"/>-&gt; <text:s text:c="2"/>link <text:s text:c="3"/>-&gt; <text:s text:c="3"/>arc<text:span text:style-name="T1"> <text:s text:c="3"/>-&gt; <text:s text:c="3"/>dmc</text:span></text:p>
      <text:p text:style-name="P1"><text:s/><text:tab/> <text:s text:c="7"/><text:span text:style-name="T1"><text:s text:c="6"/>1- m <text:tab/><text:tab/> <text:s text:c="2"/></text:span>n-1 <text:s text:c="13"/>1-1 <text:s text:c="7"/><text:span text:style-name="T1"><text:s text:c="3"/></text:span><text:s text:c="2"/>m-1<text:span text:style-name="T1"> <text:s text:c="10"/>1-n</text:span></text:p>
      <text:p text:style-name="P3"/>
      <text:p text:style-name="P4">cat_scada <text:s/>-&gt; <text:s/>scada_element <text:s/>-&gt; <text:s/>dmc</text:p>
      <text:p text:style-name="P4"><text:s text:c="19"/>1-m<text:tab/><text:tab/>n-1 </text:p>
      <text:p text:style-name="P1"/>
      <text:p text:style-name="P1"><text:span text:style-name="T3">En la tabla </text:span>de rtc_period se definen <text:span text:style-name="T3">y almacenan </text:span>los <text:span text:style-name="T3">diferentes </text:span>periodos <text:span text:style-name="T3">de </text:span>los cuales se <text:span text:style-name="T3">podrá </text:span>hacer <text:span text:style-name="T3">una </text:span>consulta agregada de todos los datos del SCADA<text:span text:style-name="T3"> y de HYDROMETER</text:span></text:p>
      <text:p text:style-name="P1"/>
      <text:p text:style-name="P1">Con información de un periodo concreto<text:span text:style-name="T3"> definida en rtc_period</text:span>, se registran en la tabla rtc_demand_parameters los valores <text:span text:style-name="T3">para los diferentes </text:span>DMA, consiguiendo tener para un periodo dado<text:span text:style-name="T3">:</text:span></text:p>
      <text:p text:style-name="P1">- Caudales de contorno<text:span text:style-name="T2">,</text:span> <text:span text:style-name="T2">scada_value, </text:span>(diferencia entre los caudales entrantes y salientes medidos por los macromedidores)</text:p>
      <text:p text:style-name="P1">- Caudales de consumo internos<text:span text:style-name="T2">, hydrometer_value </text:span>(valores de facturación de los hidrometros)</text:p>
      <text:p text:style-name="P1">- Coeficientes máximo y minimo de los macromedidores<text:span text:style-name="T2"> (min_coef &amp; max_coef)</text:span></text:p>
      <text:p text:style-name="P1"/>
      <text:p text:style-name="P5">La diferencia entre los caudales de contorno y los caudales de consumo interno son las perdidas del sector</text:p>
      <text:p text:style-name="P2"/>
      <text:p text:style-name="P1"/>
      <text:p text:style-name="P1">En boton DEMAND MANAGER de go2epa Giswater el usuario podrá escoger:</text:p>
      <text:p text:style-name="P1"/>
      <text:p text:style-name="P1">* Estimated values <text:s/>(uno o más valores estimados en cada nodo de red (EPANET as usual)</text:p>
      <text:p text:style-name="P1">* Real values (valores reales de campo, hidrometros, calibrados con los datos de las DMA</text:p>
      <text:p text:style-name="P1"/>
      <text:p text:style-name="P1"/>
      <text:p text:style-name="P1">Si selecciona Real values, el usuario podrá:</text:p>
      <text:p text:style-name="P1"/>
      <text:p text:style-name="P1">seleccionar el periodo con el que quiere realizar la simulación de entre los registros existentes en rtc_dma_parameters</text:p>
      <text:p text:style-name="P1"/>
      <text:p text:style-name="P1">seleccionar valores máximos, minimos o medios de ese periodo para enviar a EPANE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5S</meta:editing-duration>
    <meta:editing-cycles>5</meta:editing-cycles>
    <meta:generator>LibreOffice/4.4.6.3$Windows_x86 LibreOffice_project/e8938fd3328e95dcf59dd64e7facd2c7d67c704d</meta:generator>
    <dc:date>2016-01-27T10:18:05.441000000</dc:date>
    <meta:document-statistic meta:table-count="0" meta:image-count="0" meta:object-count="0" meta:page-count="1" meta:paragraph-count="20" meta:word-count="290" meta:character-count="1930" meta:non-whitespace-character-count="1559"/>
    <meta:user-defined meta:name="Info 1"/>
    <meta:user-defined meta:name="Info 2"/>
    <meta:user-defined meta:name="Info 3"/>
    <meta:user-defined meta:name="Info 4"/>
  </office:meta>
</office:document-meta>
</file>